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11cm" table:align="margins" style:writing-mode="lr-tb"/>
    </style:style>
    <style:style style:name="Tabela1.A" style:family="table-column">
      <style:table-column-properties style:column-width="16.11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11cm" table:align="margins" style:writing-mode="lr-tb"/>
    </style:style>
    <style:style style:name="Tabela2.A" style:family="table-column">
      <style:table-column-properties style:column-width="16.11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.11cm" table:align="margins" style:writing-mode="lr-tb"/>
    </style:style>
    <style:style style:name="Tabela3.A" style:family="table-column">
      <style:table-column-properties style:column-width="16.11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11cm" table:align="margins" style:writing-mode="lr-tb"/>
    </style:style>
    <style:style style:name="Tabela4.A" style:family="table-column">
      <style:table-column-properties style:column-width="16.11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5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3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4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5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6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17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18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9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0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21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22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color="#000000" style:font-name="Times New Roman" fo:font-size="18pt" fo:font-weight="bold" officeooo:rsid="0008b477" officeooo:paragraph-rsid="0008b477" style:font-name-asian="Times New Roman1" style:font-size-asian="18pt" style:font-weight-asian="bold" style:font-name-complex="Times New Roman1"/>
    </style:style>
    <style:style style:name="P23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officeooo:paragraph-rsid="000ae024"/>
    </style:style>
    <style:style style:name="P24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5e57" officeooo:paragraph-rsid="000b5e57" style:font-size-asian="18pt" style:font-size-complex="18pt"/>
    </style:style>
    <style:style style:name="P25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paragraph-rsid="000ae024" style:font-size-asian="18pt" style:font-size-complex="18pt"/>
    </style:style>
    <style:style style:name="P26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 fo:break-before="page">
        <style:tab-stops>
          <style:tab-stop style:position="8.003cm" style:type="center"/>
          <style:tab-stop style:position="13.72cm" style:type="center"/>
        </style:tab-stops>
      </style:paragraph-properties>
      <style:text-properties fo:font-size="18pt" officeooo:rsid="000b5e57" officeooo:paragraph-rsid="000b5e57" style:font-size-asian="18pt" style:font-size-complex="18pt"/>
    </style:style>
    <style:style style:name="P27" style:family="paragraph" style:parent-style-name="Table_20_Contents">
      <style:text-properties style:font-size-complex="18pt"/>
    </style:style>
    <style:style style:name="P28" style:family="paragraph">
      <style:paragraph-properties fo:margin-top="0cm" fo:margin-bottom="0.282cm" fo:line-height="107%" fo:text-align="start"/>
    </style:style>
    <style:style style:name="P29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30" style:family="paragraph">
      <loext:graphic-properties draw:fill="solid" draw:fill-color="#3399ff"/>
      <style:paragraph-properties fo:text-align="start"/>
      <style:text-properties fo:font-size="12pt"/>
    </style:style>
    <style:style style:name="P31" style:family="paragraph">
      <loext:graphic-properties draw:fill="none"/>
      <style:paragraph-properties fo:text-align="start"/>
      <style:text-properties fo:font-size="12pt"/>
    </style:style>
    <style:style style:name="P32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style:font-name="Calibri" fo:font-size="11pt" style:font-name-asian="Calibri3" style:font-size-asian="11pt" style:font-name-complex="Calibri3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fo:font-weight="bold" officeooo:rsid="0008b477" style:font-size-asian="18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0ae024" style:font-size-asian="14pt"/>
    </style:style>
    <style:style style:name="T6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7" style:family="text">
      <style:text-properties officeooo:rsid="000ae024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g text:anchor-type="paragraph" draw:z-index="0" draw:name="Group 71341" draw:style-name="gr1"><draw:custom-shape draw:name="Rectangle 6" draw:style-name="gr2" draw:text-style-name="P29" svg:width="0.117cm" svg:height="0.505cm" svg:x="19.004cm" svg:y="1.258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29" svg:width="0.115cm" svg:height="0.507cm" svg:x="4.241cm" svg:y="1.711cm"><text:p text:style-name="P28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29" svg:width="1.034cm" svg:height="0.549cm" svg:x="11.236cm" svg:y="2.872cm"><text:p text:style-name="P28"><text:span text:style-name="T9">b</text:span><text:span text:style-name="T9">o</text:span><text:span text:style-name="T9">o</text:span><text:span text:style-name="T9">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29" svg:width="0.13cm" svg:height="0.549cm" svg:x="12.011cm" svg:y="2.872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29" svg:width="0.13cm" svg:height="0.549cm" svg:x="11.623cm" svg:y="3.297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29" svg:width="0.13cm" svg:height="0.548cm" svg:x="11.623cm" svg:y="3.729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29" svg:width="0.13cm" svg:height="0.549cm" svg:x="11.623cm" svg:y="4.154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29" svg:width="0.128cm" svg:height="0.549cm" svg:x="4.241cm" svg:y="4.579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29" svg:width="0.13cm" svg:height="0.548cm" svg:x="11.623cm" svg:y="5.008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29" svg:width="0.13cm" svg:height="0.551cm" svg:x="11.623cm" svg:y="5.433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29" svg:width="0.13cm" svg:height="0.549cm" svg:x="11.623cm" svg:y="5.861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29" svg:width="0.13cm" svg:height="0.549cm" svg:x="11.623cm" svg:y="6.287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29" svg:width="0.13cm" svg:height="0.549cm" svg:x="11.623cm" svg:y="6.713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29" svg:width="0.13cm" svg:height="0.548cm" svg:x="11.623cm" svg:y="7.144cm"><text:p text:style-name="P28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30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31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32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31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32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31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30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31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16">Universidade de Brasília - UnB </text:p>
      <text:p text:style-name="P3"><text:span text:style-name="T3">Departamento de Engenharia Eletrica</text:span><text:span text:style-name="T2"> - </text:span><text:span text:style-name="T3">ENE</text:span><text:span text:style-name="T2"> </text:span></text:p>
      <text:p text:style-name="P4"/>
      <text:p text:style-name="P6"><text:s/></text:p>
      <text:p text:style-name="P6"><text:s/></text:p>
      <text:p text:style-name="P6"><text:s/></text:p>
      <text:p text:style-name="P6"><text:s/></text:p>
      <text:p text:style-name="P12">Pré-relatório Experimento <text:span text:style-name="T7">6</text:span></text:p>
      <text:p text:style-name="P22">Circuitos sequenciais em VHDL</text:p>
      <text:p text:style-name="P17"><text:s/></text:p>
      <text:p text:style-name="P7"><text:s/></text:p>
      <text:p text:style-name="P7"><text:s text:c="2"/></text:p>
      <text:p text:style-name="P10"><text:s/></text:p>
      <text:p text:style-name="P14"/>
      <text:p text:style-name="P19">Carlos Eduardo Taborda Lottermann</text:p>
      <text:p text:style-name="P15">180041509</text:p>
      <text:p text:style-name="P15"/>
      <text:p text:style-name="P13"><text:span text:style-name="Strong_20_Emphasis"><text:span text:style-name="T6">Prof. Luís Fernando Ramos Molinaro</text:span></text:span></text:p>
      <text:p text:style-name="P8"><text:s/></text:p>
      <text:p text:style-name="P11"><text:s/></text:p>
      <text:p text:style-name="P18"><text:s/></text:p>
      <text:p text:style-name="P18"><text:s/></text:p>
      <text:p text:style-name="P6"/>
      <text:p text:style-name="P6"/>
      <text:p text:style-name="P6"/>
      <text:p text:style-name="P9"><text:s/></text:p>
      <text:p text:style-name="P5">Brasília, DF </text:p>
      <text:p text:style-name="P23"><text:span text:style-name="T1"><text:tab/></text:span><text:span text:style-name="T2">2019</text:span></text:p>
      <text:p text:style-name="P25"><text:span text:style-name="T7">Código em VHDL do 1º visto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7">library IEEE;</text:p>
            <text:p text:style-name="P27">use IEEE.STD_LOGIC_1164.ALL;</text:p>
            <text:p text:style-name="P27">entity Visto_1 is</text:p>
            <text:p text:style-name="P27"><text:s text:c="4"/>Port ( PR : in <text:s/>STD_LOGIC;</text:p>
            <text:p text:style-name="P27"><text:s text:c="11"/>CLR : in <text:s/>STD_LOGIC;</text:p>
            <text:p text:style-name="P27"><text:s text:c="11"/>CLK : in <text:s/>STD_LOGIC;</text:p>
            <text:p text:style-name="P27"><text:s text:c="11"/>J : in <text:s/>STD_LOGIC;</text:p>
            <text:p text:style-name="P27"><text:tab/><text:tab/><text:tab/> <text:s/>K : in STD_LOGIC;</text:p>
            <text:p text:style-name="P27"><text:s text:c="11"/>Q : out <text:s/>STD_LOGIC);</text:p>
            <text:p text:style-name="P27">end Visto_1;</text:p>
            <text:p text:style-name="P27"/>
            <text:p text:style-name="P27">architecture F_F of Visto_1 is</text:p>
            <text:p text:style-name="P27"/>
            <text:p text:style-name="P27">signal JK : STD_LOGIC_VECTOR (1 downto 0);</text:p>
            <text:p text:style-name="P27">signal Qbuf : STD_LOGIC;</text:p>
            <text:p text:style-name="P27"/>
            <text:p text:style-name="P27">begin</text:p>
            <text:p text:style-name="P27"><text:tab/>JK &lt;= (J &amp; K);</text:p>
            <text:p text:style-name="P27"><text:tab/>Q &lt;= Qbuf;<text:tab/></text:p>
            <text:p text:style-name="P27"><text:tab/>process (PR, CLR, CLK)</text:p>
            <text:p text:style-name="P27"><text:tab/>begin</text:p>
            <text:p text:style-name="P27"><text:tab/><text:tab/>if PR = '1' then Q &lt;= '1';</text:p>
            <text:p text:style-name="P27"><text:tab/><text:tab/>elsif CLR = '1' then Q &lt;= '0';</text:p>
            <text:p text:style-name="P27"><text:tab/><text:tab/>elsif rising_edge(CLK) then</text:p>
            <text:p text:style-name="P27"><text:tab/><text:tab/><text:tab/>case JK is</text:p>
            <text:p text:style-name="P27"><text:tab/><text:tab/><text:tab/><text:tab/>when "00" =&gt; Qbuf &lt;= Qbuf;</text:p>
            <text:p text:style-name="P27"><text:tab/><text:tab/><text:tab/><text:tab/>when "01" =&gt; Qbuf &lt;= '0';</text:p>
            <text:p text:style-name="P27"><text:tab/><text:tab/><text:tab/><text:tab/>when "10" =&gt; Qbuf &lt;= '1';</text:p>
            <text:p text:style-name="P27"><text:tab/><text:tab/><text:tab/><text:tab/>when "11" =&gt; Qbuf &lt;= not(Qbuf);</text:p>
            <text:p text:style-name="P27"><text:tab/><text:tab/><text:tab/><text:tab/>when others =&gt; Qbuf &lt;= Qbuf;</text:p>
            <text:p text:style-name="P27"><text:tab/><text:tab/><text:tab/>end case;</text:p>
            <text:p text:style-name="P27"><text:tab/><text:tab/>end if;</text:p>
            <text:p text:style-name="P27"><text:tab/>end process;</text:p>
            <text:p text:style-name="P27"/>
            <text:p text:style-name="P27">end F_F;</text:p>
          </table:table-cell>
        </table:table-row>
      </table:table>
      <text:p text:style-name="P24"><text:soft-page-break/>Arquivo UCF do 1º visto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7">NET "PR" LOC = "N3";</text:p>
            <text:p text:style-name="P27">NET "CLR" LOC = "E2";</text:p>
            <text:p text:style-name="P27">NET "CLK" LOC = "F3";</text:p>
            <text:p text:style-name="P27"/>
            <text:p text:style-name="P27">NET "J" LOC = "L3";</text:p>
            <text:p text:style-name="P27">NET "K" LOC = "P11";</text:p>
            <text:p text:style-name="P27"/>
            <text:p text:style-name="P27">NET "Q" LOC = "M5";</text:p>
          </table:table-cell>
        </table:table-row>
      </table:table>
      <text:p text:style-name="P24"/>
      <text:p text:style-name="P26">Código em VHDL do 2º visto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7">library IEEE;</text:p>
            <text:p text:style-name="P27">use IEEE.STD_LOGIC_1164.ALL;</text:p>
            <text:p text:style-name="P27">entity Visto_2 is</text:p>
            <text:p text:style-name="P27"><text:s text:c="4"/>Port ( CLK : in <text:s/>STD_LOGIC;</text:p>
            <text:p text:style-name="P27"><text:s text:c="11"/>RST : in <text:s/>STD_LOGIC;</text:p>
            <text:p text:style-name="P27"><text:s text:c="11"/>LOAD : in <text:s/>STD_LOGIC;</text:p>
            <text:p text:style-name="P27"><text:s text:c="11"/>D : in <text:s/>STD_LOGIC_VECTOR (3 downto 0);</text:p>
            <text:p text:style-name="P27"><text:s text:c="11"/>DIR : in <text:s/>STD_LOGIC;</text:p>
            <text:p text:style-name="P27"><text:s text:c="11"/>L : in <text:s/>STD_LOGIC;</text:p>
            <text:p text:style-name="P27"><text:s text:c="11"/>R : in <text:s/>STD_LOGIC;</text:p>
            <text:p text:style-name="P27"><text:s text:c="11"/>Q : out <text:s/>STD_LOGIC_VECTOR (3 downto 0));</text:p>
            <text:p text:style-name="P27">end Visto_2;</text:p>
            <text:p text:style-name="P27"/>
            <text:p text:style-name="P27">architecture Visto_2_op of Visto_2 is</text:p>
            <text:p text:style-name="P27"/>
            <text:p text:style-name="P27">signal Qbuf : STD_LOGIC_VECTOR (3 downto 0);</text:p>
            <text:p text:style-name="P27"/>
            <text:p text:style-name="P27">begin</text:p>
            <text:p text:style-name="P27"><text:tab/>Q &lt;= Qbuf;<text:tab/></text:p>
            <text:p text:style-name="P27"><text:tab/>process (CLK)</text:p>
            <text:p text:style-name="P27"><text:tab/>begin</text:p>
            <text:p text:style-name="P27"><text:tab/><text:tab/>if rising_edge(CLK) then</text:p>
            <text:p text:style-name="P27"><text:tab/><text:tab/><text:tab/>if RST = '1' then Qbuf &lt;= "0000";</text:p>
            <text:p text:style-name="P27"><text:tab/><text:tab/><text:tab/>elsif LOAD = '1' then Qbuf &lt;= D;</text:p>
            <text:p text:style-name="P27"><text:tab/><text:tab/><text:tab/>elsif DIR = '0' then</text:p>
            <text:p text:style-name="P27"><text:tab/><text:tab/><text:tab/><text:tab/>if L = '0' then Qbuf &lt;= (Qbuf(2) &amp; Qbuf(1) &amp; Qbuf(0) &amp; '0'); end if;</text:p>
            <text:p text:style-name="P27"><text:tab/><text:tab/><text:tab/><text:tab/>if L = '1' then Qbuf &lt;= (Qbuf(2) &amp; Qbuf(1) &amp; Qbuf(0) &amp; '1'); end if;</text:p>
            <text:p text:style-name="P27"><text:tab/><text:tab/><text:tab/>elsif DIR = '1' then</text:p>
            <text:p text:style-name="P27"><text:tab/><text:tab/><text:tab/><text:tab/>if R = '0' then Qbuf &lt;= ('0' &amp; Qbuf(3) &amp; Qbuf(2) &amp; Qbuf(1)); end if;</text:p>
            <text:p text:style-name="P27"><text:tab/><text:tab/><text:tab/><text:tab/>if R = '1' then Qbuf &lt;= ('1' &amp; Qbuf(3) &amp; Qbuf(2) &amp; Qbuf(1)); end if;</text:p>
            <text:p text:style-name="P27"><text:tab/><text:tab/><text:tab/>end if;</text:p>
            <text:p text:style-name="P27"><text:tab/><text:tab/>end if;</text:p>
            <text:p text:style-name="P27"><text:tab/>end process;<text:tab/><text:tab/><text:tab/><text:tab/></text:p>
            <text:p text:style-name="P27"/>
            <text:p text:style-name="P27">end Visto_2_op;</text:p>
          </table:table-cell>
        </table:table-row>
      </table:table>
      <text:p text:style-name="P24"><text:soft-page-break/>Arquivo UCF do 2º visto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7">NET "RST" LOC = "A7";</text:p>
            <text:p text:style-name="P27">NET "LOAD" LOC = "M4";</text:p>
            <text:p text:style-name="P27"/>
            <text:p text:style-name="P27">NET "CLK" LOC = "N3";</text:p>
            <text:p text:style-name="P27">NET "DIR" LOC = "E2";</text:p>
            <text:p text:style-name="P27">NET "L" LOC = "F3";</text:p>
            <text:p text:style-name="P27">NET "R" LOC = "G3";</text:p>
            <text:p text:style-name="P27"/>
            <text:p text:style-name="P27">NET "D(0)" LOC = "P11";</text:p>
            <text:p text:style-name="P27">NET "D(1)" LOC = "L3";</text:p>
            <text:p text:style-name="P27">NET "D(2)" LOC = "K3";</text:p>
            <text:p text:style-name="P27">NET "D(3)" LOC = "B4";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/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8</meta:editing-cycles>
    <meta:creation-date>2019-06-20T23:38:00</meta:creation-date>
    <dc:date>2019-10-09T22:52:06.994204098</dc:date>
    <meta:editing-duration>PT45M19S</meta:editing-duration>
    <meta:generator>LibreOffice/6.2.7.1$Linux_X86_64 LibreOffice_project/20$Build-1</meta:generator>
    <meta:document-statistic meta:table-count="4" meta:image-count="0" meta:object-count="0" meta:page-count="5" meta:paragraph-count="107" meta:word-count="427" meta:character-count="2327" meta:non-whitespace-character-count="17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